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7cm" fo:min-width="2.444cm"/>
      <style:paragraph-properties style:writing-mode="lr-tb"/>
    </style:style>
    <style:style style:name="gr2" style:family="graphic" style:parent-style-name="objectwithoutfill">
      <style:graphic-properties draw:marker-end="Linienspitzen_20_1" draw:marker-end-width="0.3cm" draw:fill="none" draw:textarea-vertical-align="middle"/>
    </style:style>
    <style:style style:name="gr3" style:family="graphic" style:parent-style-name="objectwithoutfill">
      <style:graphic-properties draw:marker-end="Linienspitzen_20_2" draw:marker-end-width="0.3cm" draw:fill="none" draw:textarea-vertical-align="middle"/>
    </style:style>
    <style:style style:name="gr4" style:family="graphic" style:parent-style-name="objectwithoutfill">
      <style:graphic-properties draw:marker-end="Linienspitzen_20_3" draw:marker-end-width="0.3cm" draw:fill="none" draw:textarea-vertical-align="middle"/>
    </style:style>
    <style:style style:name="gr5" style:family="graphic" style:parent-style-name="objectwithoutfill">
      <style:graphic-properties draw:marker-end="Linienspitzen_20_4" draw:marker-end-width="0.3cm" draw:fill="none" draw:textarea-vertical-align="middle"/>
    </style:style>
    <style:style style:name="gr6" style:family="graphic" style:parent-style-name="objectwithoutfill">
      <style:graphic-properties draw:marker-end="Linienspitzen_20_5" draw:marker-end-width="0.3cm" draw:fill="none" draw:textarea-vertical-align="middle"/>
    </style:style>
    <style:style style:name="gr7" style:family="graphic" style:parent-style-name="standard">
      <style:graphic-properties draw:fill="solid" draw:fill-color="#d4ea6b" draw:textarea-horizontal-align="justify" draw:textarea-vertical-align="middle" draw:auto-grow-height="false" fo:min-height="1.307cm" fo:min-width="2.444cm"/>
      <style:paragraph-properties style:writing-mode="lr-tb"/>
    </style:style>
    <style:style style:name="gr8" style:family="graphic" style:parent-style-name="objectwithoutfill">
      <style:graphic-properties draw:marker-end="Linienspitzen_20_6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4ea6b"/>
      <style:paragraph-properties fo:text-align="center" style:writing-mode="lr-tb"/>
      <style:text-properties fo:font-size="12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3.178cm" svg:height="1.681cm" svg:x="10.348cm" svg:y="9.592cm">
          <text:p text:style-name="P1"><text:span text:style-name="T1">:w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draw:layer="layout" draw:type="curve" svg:x1="9.4cm" svg:y1="10.433cm" svg:x2="10.044cm" svg:y2="12.23cm" draw:start-shape="id1" draw:start-glue-point="7" draw:end-shape="id2" draw:end-glue-point="4" svg:d="M9400 10433c430 0 644 599 644 1797" svg:viewBox="0 0 645 1798">
          <text:p/>
        </draw:connector>
        <draw:custom-shape draw:style-name="gr1" draw:text-style-name="P1" xml:id="id4" draw:id="id4" draw:layer="layout" svg:width="3.178cm" svg:height="1.681cm" svg:x="14.474cm" svg:y="9.592cm">
          <text:p text:style-name="P1"><text:span text:style-name="T1">dd:m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line" svg:x1="13.526cm" svg:y1="10.433cm" svg:x2="14.474cm" svg:y2="10.433cm" draw:start-shape="id3" draw:start-glue-point="7" draw:end-shape="id4" draw:end-glue-point="5" svg:d="M13526 10433h948" svg:viewBox="0 0 949 1">
          <text:p/>
        </draw:connector>
        <draw:custom-shape draw:style-name="gr1" draw:text-style-name="P1" xml:id="id5" draw:id="id5" draw:layer="layout" svg:width="3.178cm" svg:height="1.681cm" svg:x="18.6cm" svg:y="9.592cm">
          <text:p text:style-name="P1"><text:span text:style-name="T1">yyy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3" draw:layer="layout" svg:x1="17.652cm" svg:y1="10.433cm" svg:x2="18.6cm" svg:y2="10.433cm" draw:start-shape="id4" draw:start-glue-point="7" draw:end-shape="id5" draw:end-glue-point="5" svg:d="M17652 10433h948" svg:viewBox="0 0 949 1">
          <text:p/>
        </draw:connector>
        <draw:custom-shape draw:style-name="gr1" draw:text-style-name="P1" xml:id="id1" draw:id="id1" draw:layer="layout" svg:width="3.178cm" svg:height="1.681cm" svg:x="6.222cm" svg:y="9.592cm">
          <text:p text:style-name="P1"><text:span text:style-name="T1">hh:m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6" draw:id="id6" draw:layer="layout" svg:width="3.178cm" svg:height="1.681cm" svg:x="1.822cm" svg:y="9.6cm">
          <text:p text:style-name="P1"><text:span text:style-name="T1">:se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3" draw:layer="layout" svg:x1="9.4cm" svg:y1="10.433cm" svg:x2="10.348cm" svg:y2="10.433cm" draw:start-shape="id1" draw:start-glue-point="7" draw:end-shape="id3" draw:end-glue-point="5" svg:d="M9400 10433h948" svg:viewBox="0 0 949 1">
          <text:p/>
        </draw:connector>
        <draw:connector draw:style-name="gr6" draw:text-style-name="P3" draw:layer="layout" svg:x1="6.222cm" svg:y1="10.433cm" svg:x2="5cm" svg:y2="10.441cm" draw:start-shape="id1" draw:start-glue-point="5" draw:end-shape="id6" draw:end-glue-point="7" svg:d="M6222 10433h-610v8h-612" svg:viewBox="0 0 1223 9">
          <text:p/>
        </draw:connector>
        <draw:custom-shape draw:style-name="gr7" draw:text-style-name="P4" xml:id="id7" draw:id="id7" draw:layer="layout" svg:width="3.178cm" svg:height="1.681cm" svg:x="12.54cm" svg:y="12.23cm">
          <text:p text:style-name="P1"><text:span text:style-name="T1">dd:m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" xml:id="id8" draw:id="id8" draw:layer="layout" svg:width="3.178cm" svg:height="1.681cm" svg:x="16.622cm" svg:y="12.23cm">
          <text:p text:style-name="P1"><text:span text:style-name="T1">yyy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3" draw:layer="layout" svg:x1="15.718cm" svg:y1="13.071cm" svg:x2="16.622cm" svg:y2="13.071cm" draw:start-shape="id7" draw:start-glue-point="7" draw:end-shape="id8" draw:end-glue-point="5" svg:d="M15718 13071h904" svg:viewBox="0 0 905 1">
          <text:p/>
        </draw:connector>
        <draw:custom-shape draw:style-name="gr7" draw:text-style-name="P4" xml:id="id2" draw:id="id2" draw:layer="layout" svg:width="3.178cm" svg:height="1.681cm" svg:x="8.455cm" svg:y="12.23cm">
          <text:p text:style-name="P1"><text:span text:style-name="T1">hh:m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" xml:id="id9" draw:id="id9" draw:layer="layout" svg:width="3.178cm" svg:height="1.681cm" svg:x="4.096cm" svg:y="12.238cm">
          <text:p text:style-name="P1"><text:span text:style-name="T1">:se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3" draw:layer="layout" svg:x1="11.633cm" svg:y1="13.071cm" svg:x2="12.561cm" svg:y2="13.071cm" draw:start-shape="id2" draw:start-glue-point="7" svg:d="M11633 13071h928" svg:viewBox="0 0 929 1">
          <text:p/>
        </draw:connector>
        <draw:connector draw:style-name="gr6" draw:text-style-name="P3" draw:layer="layout" svg:x1="8.455cm" svg:y1="13.071cm" svg:x2="7.274cm" svg:y2="13.079cm" draw:start-shape="id2" draw:start-glue-point="5" draw:end-shape="id9" draw:end-glue-point="7" svg:d="M8455 13071h-590v8h-591" svg:viewBox="0 0 1182 9">
          <text:p/>
        </draw:connector>
        <draw:custom-shape draw:style-name="gr1" draw:text-style-name="P1" xml:id="id10" draw:id="id10" draw:layer="layout" svg:width="3.178cm" svg:height="1.681cm" svg:x="10.296cm" svg:y="14.519cm">
          <text:p text:style-name="P5"><text:span text:style-name="T1">wake-up time</text:span></text:p>
          <text:p text:style-name="P1"><text:span text:style-name="T1">:w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1" draw:id="id11" draw:layer="layout" svg:width="3.178cm" svg:height="1.681cm" svg:x="14.422cm" svg:y="14.519cm">
          <text:p text:style-name="P5"><text:span text:style-name="T1">wake-up time</text:span></text:p>
          <text:p text:style-name="P1"><text:span text:style-name="T1">dd:m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line" svg:x1="13.474cm" svg:y1="15.36cm" svg:x2="14.422cm" svg:y2="15.36cm" draw:start-shape="id10" draw:start-glue-point="7" draw:end-shape="id11" draw:end-glue-point="5" svg:d="M13474 15360h948" svg:viewBox="0 0 949 1">
          <text:p/>
        </draw:connector>
        <draw:custom-shape draw:style-name="gr1" draw:text-style-name="P1" xml:id="id12" draw:id="id12" draw:layer="layout" svg:width="3.178cm" svg:height="1.681cm" svg:x="6.17cm" svg:y="14.519cm">
          <text:p text:style-name="P1"><text:span text:style-name="T1">wake-up time</text:span></text:p>
          <text:p text:style-name="P1"><text:span text:style-name="T1">hh:m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3" draw:layer="layout" svg:x1="9.348cm" svg:y1="15.36cm" svg:x2="10.296cm" svg:y2="15.36cm" draw:start-shape="id12" draw:start-glue-point="7" draw:end-shape="id10" draw:end-glue-point="5" svg:d="M9348 15360h948" svg:viewBox="0 0 949 1">
          <text:p/>
        </draw:connector>
        <draw:connector draw:style-name="gr8" draw:text-style-name="P3" draw:layer="layout" svg:x1="7.811cm" svg:y1="11.273cm" svg:x2="7.759cm" svg:y2="14.519cm" draw:start-shape="id1" draw:start-glue-point="6" draw:end-shape="id12" draw:end-glue-point="4" svg:d="M7811 11273v1623h-52v1623" svg:viewBox="0 0 53 3247">
          <text:p/>
        </draw:connector>
        <draw:frame draw:style-name="gr9" draw:text-style-name="P6" draw:layer="layout" svg:width="2.491cm" svg:height="0.725cm" svg:x="8.8cm" svg:y="11.273cm">
          <draw:text-box>
            <text:p><text:span text:style-name="T2">Long</text:span><text:span text:style-name="T1"> push</text:span></text:p>
          </draw:text-box>
        </draw:frame>
        <draw:frame draw:style-name="gr10" draw:text-style-name="P7" draw:layer="layout" svg:width="6.907cm" svg:height="0.962cm" svg:x="12.293cm" svg:y="1.4cm">
          <draw:text-box>
            <text:p>Menulogic of digi-clock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ndreas Blum</meta:initial-creator>
    <meta:creation-date>2020-09-15T22:07:16.964000000</meta:creation-date>
    <dc:date>2020-09-21T21:30:52.843000000</dc:date>
    <dc:creator>Andreas Blum</dc:creator>
    <meta:editing-duration>PT1H25M56S</meta:editing-duration>
    <meta:editing-cycles>6</meta:editing-cycles>
    <meta:generator>LibreOffice/7.0.0.3$Windows_X86_64 LibreOffice_project/8061b3e9204bef6b321a21033174034a5e2ea88e</meta:generator>
    <meta:document-statistic meta:object-count="25"/>
  </office:meta>
</office:document-meta>
</file>